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B2000002B21BD3EB20.png" manifest:media-type="image/png"/>
  <manifest:file-entry manifest:full-path="Pictures/10000001000003210000027808ADA893.png" manifest:media-type="image/png"/>
  <manifest:file-entry manifest:full-path="Pictures/10000001000002000000020037B441CF.png" manifest:media-type="image/png"/>
  <manifest:file-entry manifest:full-path="Pictures/10000001000003F100000411E902C3C1.png" manifest:media-type="image/png"/>
  <manifest:file-entry manifest:full-path="Pictures/1000000100000573000003A73A2763B5.png" manifest:media-type="image/png"/>
  <manifest:file-entry manifest:full-path="Pictures/100000010000010A000000C39E83C705.png" manifest:media-type="image/png"/>
  <manifest:file-entry manifest:full-path="Pictures/100000010000049D0000026DA2BE3FD9.png" manifest:media-type="image/png"/>
  <manifest:file-entry manifest:full-path="Pictures/10000001000006E00000094E0A86C6D8.png" manifest:media-type="image/png"/>
  <manifest:file-entry manifest:full-path="Pictures/10000001000004B000000308FF33224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cdcdc" draw:textarea-horizontal-align="justify" draw:textarea-vertical-align="middle" draw:auto-grow-height="false" fo:min-height="10.122cm" fo:min-width="7.649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6.908cm" loext:decorative="false"/>
    </style:style>
    <style:style style:name="gr4" style:family="graphic" style:parent-style-name="standard">
      <style:graphic-properties draw:stroke-linejoin="bevel" svg:stroke-linecap="round" draw:fill="solid" draw:fill-color="#dcdcdc" draw:textarea-horizontal-align="justify" draw:textarea-vertical-align="top" draw:auto-grow-height="false" fo:min-height="10.227cm" fo:min-width="11.247cm" draw:shadow-offset-x="0.203cm" draw:shadow-offset-y="0.203cm" loext:decorative="false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fill="solid" draw:fill-color="#f0f8ff" draw:textarea-horizontal-align="justify" draw:textarea-vertical-align="middle" draw:auto-grow-height="false" fo:min-height="9.154cm" fo:min-width="12.044cm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11cm" fo:min-width="4.414cm" loext:decorative="false"/>
      <style:paragraph-properties style:writing-mode="lr-tb"/>
    </style:style>
    <style:style style:name="gr10" style:family="graphic" style:parent-style-name="standard">
      <style:graphic-properties loext:decorative="false"/>
      <style:paragraph-properties style:writing-mode="lr-tb"/>
    </style:style>
    <style:style style:name="gr11" style:family="graphic">
      <style:graphic-properties loext:decorative="false"/>
    </style:style>
    <style:style style:name="P1" style:family="paragraph">
      <loext:graphic-properties draw:fill="solid" draw:fill-color="#dcdc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0f8ff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49cm" svg:height="10.372cm" svg:x="19.203cm" svg:y="3.5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6cm" svg:height="2.959cm" draw:transform="skewX (-0.000349065850398866) rotate (0.000872664625997165) translate (20.92cm 2.061cm)">
          <draw:image xlink:href="Pictures/10000001000004B000000308FF33224C.png" xlink:type="simple" xlink:show="embed" xlink:actuate="onLoad" draw:mime-type="image/png">
            <text:p/>
          </draw:image>
        </draw:frame>
        <draw:custom-shape draw:style-name="gr3" draw:text-style-name="P2" draw:layer="layout" svg:width="7.408cm" svg:height="4.445cm" svg:x="19.573cm" svg:y="7.98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1" draw:id="id11" draw:layer="layout" svg:width="3.359cm" svg:height="2.461cm" svg:x="23.252cm" svg:y="9.226cm">
          <draw:image xlink:href="Pictures/100000010000010A000000C39E83C705.png" xlink:type="simple" xlink:show="embed" xlink:actuate="onLoad" draw:mime-type="image/png">
            <text:p/>
          </draw:image>
        </draw:frame>
        <draw:frame draw:style-name="gr2" draw:text-style-name="P2" xml:id="id9" draw:id="id9" draw:layer="layout" svg:width="2.222cm" svg:height="2.293cm" svg:x="20.314cm" svg:y="9.394cm">
          <draw:image xlink:href="Pictures/10000001000003F100000411E902C3C1.png" xlink:type="simple" xlink:show="embed" xlink:actuate="onLoad" draw:mime-type="image/png">
            <text:p/>
          </draw:image>
        </draw:frame>
        <draw:path draw:style-name="gr4" draw:text-style-name="P1" draw:layer="layout" svg:width="15.185cm" svg:height="16.296cm" svg:x="2.905cm" svg:y="1.317cm" svg:viewBox="0 0 15186 16297" svg:d="M0 16275c6-5425 11-10850 17-16275 5056 7 10113 14 15169 22-5 5425-11 10850-17 16275-5056-7-10113-15-15169-22z">
          <text:p/>
        </draw:path>
        <draw:connector draw:style-name="gr5" draw:text-style-name="P2" draw:layer="layout" svg:x1="18.091cm" svg:y1="9.463cm" svg:x2="18.091cm" svg:y2="9.463cm" svg:d="M18091 9463z" svg:viewBox="0 0 1 1">
          <text:p/>
        </draw:connector>
        <draw:custom-shape draw:style-name="gr6" draw:text-style-name="P3" xml:id="id2" draw:id="id2" draw:layer="layout" svg:width="12.544cm" svg:height="9.404cm" svg:x="4.227cm" svg:y="7.58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713cm" svg:height="1.729cm" svg:x="6.869cm" svg:y="10.719cm">
          <draw:image xlink:href="Pictures/1000000100000573000003A73A2763B5.png" xlink:type="simple" xlink:show="embed" xlink:actuate="onLoad" draw:mime-type="image/png">
            <text:p/>
          </draw:image>
        </draw:frame>
        <draw:frame draw:style-name="gr2" draw:text-style-name="P2" xml:id="id3" draw:id="id3" draw:layer="layout" svg:width="2.712cm" svg:height="1.729cm" svg:x="11.416cm" svg:y="10.719cm">
          <draw:image xlink:href="Pictures/1000000100000573000003A73A2763B5.png" xlink:type="simple" xlink:show="embed" xlink:actuate="onLoad" draw:mime-type="image/png">
            <text:p/>
          </draw:image>
        </draw:frame>
        <draw:connector draw:style-name="gr5" draw:text-style-name="P2" draw:layer="layout" svg:x1="8.225cm" svg:y1="10.719cm" svg:x2="10.499cm" svg:y2="7.583cm" draw:start-shape="id1" draw:start-glue-point="0" draw:end-shape="id2" draw:end-glue-point="0" svg:d="M8225 10719v-3637h2274v501" svg:viewBox="0 0 2275 3638">
          <text:p/>
        </draw:connector>
        <draw:connector draw:style-name="gr5" draw:text-style-name="P2" draw:layer="layout" svg:x1="12.772cm" svg:y1="10.719cm" svg:x2="10.499cm" svg:y2="7.583cm" draw:start-shape="id3" draw:start-glue-point="0" draw:end-shape="id2" draw:end-glue-point="0" svg:d="M12772 10719v-3637h-2273v501" svg:viewBox="0 0 2274 3638">
          <text:p/>
        </draw:connector>
        <draw:frame draw:style-name="gr2" draw:text-style-name="P2" xml:id="id8" draw:id="id8" draw:layer="layout" svg:width="1.982cm" svg:height="1.881cm" svg:x="9.508cm" svg:y="5.702cm">
          <draw:image xlink:href="Pictures/10000001000002000000020037B441CF.png" xlink:type="simple" xlink:show="embed" xlink:actuate="onLoad" draw:mime-type="image/png">
            <text:p/>
          </draw:image>
        </draw:frame>
        <draw:connector draw:style-name="gr7" draw:text-style-name="P2" draw:layer="layout" svg:x1="6.869cm" svg:y1="11.583cm" svg:x2="6.055cm" svg:y2="13.91cm" draw:start-shape="id1" draw:start-glue-point="3" draw:end-shape="id4" draw:end-glue-point="0" svg:d="M6869 11583h-814v2327" svg:viewBox="0 0 815 2328">
          <text:p/>
        </draw:connector>
        <draw:connector draw:style-name="gr7" draw:text-style-name="P2" draw:layer="layout" svg:x1="9.582cm" svg:y1="11.583cm" svg:x2="10.5cm" svg:y2="13.91cm" draw:start-shape="id1" draw:start-glue-point="1" draw:end-shape="id5" draw:end-glue-point="0" svg:d="M9582 11583h918v2327" svg:viewBox="0 0 919 2328">
          <text:p/>
        </draw:connector>
        <draw:connector draw:style-name="gr7" draw:text-style-name="P2" draw:layer="layout" svg:x1="14.128cm" svg:y1="11.583cm" svg:x2="15.311cm" svg:y2="13.91cm" draw:start-shape="id3" draw:start-glue-point="1" draw:end-shape="id6" draw:end-glue-point="0" svg:d="M14128 11583h1183v2327" svg:viewBox="0 0 1184 2328">
          <text:p/>
        </draw:connector>
        <draw:frame draw:style-name="gr2" draw:text-style-name="P2" draw:layer="layout" svg:width="3.128cm" svg:height="2.433cm" svg:x="8.71cm" svg:y="7.924cm">
          <draw:image xlink:href="Pictures/10000001000003210000027808ADA893.png" xlink:type="simple" xlink:show="embed" xlink:actuate="onLoad" draw:mime-type="image/png">
            <text:p/>
          </draw:image>
        </draw:frame>
        <draw:frame draw:style-name="gr8" draw:text-style-name="P4" xml:id="id7" draw:id="id7" draw:layer="layout" svg:width="1.787cm" svg:height="1.818cm" svg:x="9.604cm" svg:y="2.197cm">
          <draw:image xlink:href="Pictures/10000001000003F100000411E902C3C1.png" xlink:type="simple" xlink:show="embed" xlink:actuate="onLoad" draw:mime-type="image/png">
            <text:p text:style-name="P4"><text:span text:style-name="T1">OPNSense</text:span></text:p>
          </draw:image>
        </draw:frame>
        <draw:connector draw:style-name="gr7" draw:text-style-name="P2" draw:layer="layout" svg:x1="10.497cm" svg:y1="4.015cm" svg:x2="10.499cm" svg:y2="5.702cm" draw:start-shape="id7" draw:start-glue-point="2" draw:end-shape="id8" draw:end-glue-point="0" svg:d="M10497 4015v1086h2v601" svg:viewBox="0 0 3 1688">
          <text:p/>
        </draw:connector>
        <draw:frame draw:style-name="gr2" draw:text-style-name="P2" xml:id="id10" draw:id="id10" draw:layer="layout" svg:width="1.112cm" svg:height="1.112cm" svg:x="22.752cm" svg:y="7.242cm">
          <draw:image xlink:href="Pictures/10000001000002000000020037B441CF.png" xlink:type="simple" xlink:show="embed" xlink:actuate="onLoad" draw:mime-type="image/png">
            <text:p/>
          </draw:image>
        </draw:frame>
        <draw:connector draw:style-name="gr7" draw:text-style-name="P2" draw:layer="layout" svg:x1="21.425cm" svg:y1="9.394cm" svg:x2="22.752cm" svg:y2="7.798cm" draw:start-shape="id9" draw:start-glue-point="0" draw:end-shape="id10" draw:end-glue-point="3" svg:d="M21425 9394v-1596h1327" svg:viewBox="0 0 1328 1597">
          <text:p/>
        </draw:connector>
        <draw:connector draw:style-name="gr7" draw:text-style-name="P2" draw:layer="layout" svg:x1="24.931cm" svg:y1="9.226cm" svg:x2="23.864cm" svg:y2="7.798cm" draw:start-shape="id11" draw:start-glue-point="0" draw:end-shape="id10" draw:end-glue-point="1" svg:d="M24931 9226v-1428h-1067" svg:viewBox="0 0 1068 1429">
          <text:p/>
        </draw:connector>
        <draw:connector draw:style-name="gr7" draw:text-style-name="P2" draw:layer="layout" svg:x1="11.391cm" svg:y1="3.106cm" svg:x2="20.314cm" svg:y2="10.54cm" draw:start-shape="id7" draw:start-glue-point="1" draw:end-shape="id9" draw:end-glue-point="3" svg:d="M11391 3106h4462v7434h4461" svg:viewBox="0 0 8924 7435">
          <text:p/>
        </draw:connector>
        <draw:custom-shape draw:style-name="gr9" draw:text-style-name="P2" draw:layer="layout" svg:width="4.914cm" svg:height="1.761cm" svg:x="3.799cm" svg:y="2.197cm">
          <text:p text:style-name="P2">Home Lab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1.425cm" svg:y1="16.503cm" svg:x2="21.425cm" svg:y2="11.687cm" draw:start-shape="id12" draw:start-glue-point="0" draw:end-shape="id9" draw:end-glue-point="2" svg:d="M21425 16503v-4816" svg:viewBox="0 0 1 4817">
          <text:p text:style-name="P2"/>
        </draw:connector>
        <draw:g draw:style-name="gr11">
          <draw:frame draw:style-name="gr2" draw:text-style-name="P2" xml:id="id12" draw:id="id12" draw:layer="layout" svg:width="2.419cm" svg:height="3.275cm" svg:x="20.216cm" svg:y="16.503cm">
            <draw:image xlink:href="Pictures/10000001000006E00000094E0A86C6D8.png" xlink:type="simple" xlink:show="embed" xlink:actuate="onLoad" draw:mime-type="image/png">
              <text:p/>
            </draw:image>
          </draw:frame>
          <draw:frame draw:style-name="gr2" draw:text-style-name="P2" draw:layer="layout" svg:width="1.846cm" svg:height="0.969cm" draw:transform="skewX (-0.0010471975511966) rotate (-1.57777764380287) translate (22.123cm 16.733cm)">
            <draw:image xlink:href="Pictures/100000010000049D0000026DA2BE3FD9.png" xlink:type="simple" xlink:show="embed" xlink:actuate="onLoad" draw:mime-type="image/png">
              <text:p/>
            </draw:image>
          </draw:frame>
        </draw:g>
        <draw:frame draw:style-name="gr8" draw:text-style-name="P2" xml:id="id4" draw:id="id4" draw:layer="layout" svg:width="2.589cm" svg:height="2.589cm" svg:x="4.761cm" svg:y="13.91cm">
          <draw:image xlink:href="Pictures/10000001000002B2000002B21BD3EB20.png" xlink:type="simple" xlink:show="embed" xlink:actuate="onLoad" draw:mime-type="image/png">
            <text:p text:style-name="P2">dash</text:p>
          </draw:image>
        </draw:frame>
        <draw:frame draw:style-name="gr8" draw:text-style-name="P2" xml:id="id5" draw:id="id5" draw:layer="layout" svg:width="2.589cm" svg:height="2.589cm" svg:x="9.206cm" svg:y="13.91cm">
          <draw:image xlink:href="Pictures/10000001000002B2000002B21BD3EB20.png" xlink:type="simple" xlink:show="embed" xlink:actuate="onLoad" draw:mime-type="image/png">
            <text:p text:style-name="P2">Index</text:p>
          </draw:image>
        </draw:frame>
        <draw:frame draw:style-name="gr8" draw:text-style-name="P2" xml:id="id6" draw:id="id6" draw:layer="layout" svg:width="2.589cm" svg:height="2.589cm" svg:x="14.017cm" svg:y="13.91cm">
          <draw:image xlink:href="Pictures/10000001000002B2000002B21BD3EB20.png" xlink:type="simple" xlink:show="embed" xlink:actuate="onLoad" draw:mime-type="image/png">
            <text:p text:style-name="P2">Manager</text:p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textarea-horizontal-align="center" draw:textarea-vertical-align="bottom" draw:auto-grow-height="false" draw:fit-to-size="false" style:shrink-to-fit="true" draw:fit-to-contour="false" fo:padding-top="2.54cm" fo:padding-bottom="0cm" fo:padding-left="0cm" fo:padding-right="0cm" fo:wrap-option="no-wrap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Calligopoulo</meta:initial-creator>
    <meta:creation-date>2023-12-20T21:50:40.071253505</meta:creation-date>
    <dc:date>2023-12-20T23:08:46.586553038</dc:date>
    <dc:creator>Jorge Calligopoulo</dc:creator>
    <meta:editing-duration>PT1H18M7S</meta:editing-duration>
    <meta:editing-cycles>2</meta:editing-cycles>
    <meta:generator>LibreOffice/7.6.4.1$Linux_X86_64 LibreOffice_project/60$Build-1</meta:generator>
    <meta:document-statistic meta:object-count="31"/>
  </office:meta>
</office:document-meta>
</file>